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5.83" calcext:value-type="float">
            <text:p>15.83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float" office:value="15.89" calcext:value-type="float">
            <text:p>15.89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table:style-name="ce1" office:value-type="float" office:value="16.1" calcext:value-type="float">
            <text:p>16.1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table:style-name="ce1" office:value-type="float" office:value="16.31" calcext:value-type="float">
            <text:p>16.31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16.98" calcext:value-type="float">
            <text:p>16.98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17.22" calcext:value-type="float">
            <text:p>17.22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float" office:value="17.71" calcext:value-type="float">
            <text:p>17.71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17.97" calcext:value-type="float">
            <text:p>17.97</text:p>
          </table:table-cell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float" office:value="18.23" calcext:value-type="float">
            <text:p>18.23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35.8" calcext:value-type="float">
            <text:p>35.8</text:p>
          </table:table-cell>
        </table:table-row>
        <table:table-row table:style-name="ro1">
          <table:table-cell office:value-type="float" office:value="18.78" calcext:value-type="float">
            <text:p>18.78</text:p>
          </table:table-cell>
          <table:table-cell office:value-type="float" office:value="36.1" calcext:value-type="float">
            <text:p>36.1</text:p>
          </table:table-cell>
        </table:table-row>
        <table:table-row table:style-name="ro1">
          <table:table-cell office:value-type="float" office:value="19.07" calcext:value-type="float">
            <text:p>19.07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float" office:value="19.37" calcext:value-type="float">
            <text:p>19.37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36.6" calcext:value-type="float">
            <text:p>36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float" office:value="21.01" calcext:value-type="float">
            <text:p>21.01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float" office:value="21.38" calcext:value-type="float">
            <text:p>21.38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float" office:value="22.14" calcext:value-type="float">
            <text:p>22.14</text:p>
          </table:table-cell>
          <table:table-cell office:value-type="float" office:value="36.1" calcext:value-type="float">
            <text:p>36.1</text:p>
          </table:table-cell>
        </table:table-row>
        <table:table-row table:style-name="ro1">
          <table:table-cell office:value-type="float" office:value="22.54" calcext:value-type="float">
            <text:p>22.54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float" office:value="22.96" calcext:value-type="float">
            <text:p>22.96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float" office:value="23.32" calcext:value-type="float">
            <text:p>23.32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float" office:value="23.39" calcext:value-type="float">
            <text:p>23.39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23.84" calcext:value-type="float">
            <text:p>23.84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float" office:value="24.31" calcext:value-type="float">
            <text:p>24.31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float" office:value="25.83" calcext:value-type="float">
            <text:p>25.83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 office:value-type="float" office:value="26.38" calcext:value-type="float">
            <text:p>26.38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26.95" calcext:value-type="float">
            <text:p>26.95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27.55" calcext:value-type="float">
            <text:p>27.55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float" office:value="28.18" calcext:value-type="float">
            <text:p>28.18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float" office:value="28.83" calcext:value-type="float">
            <text:p>28.83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29.52" calcext:value-type="float">
            <text:p>29.52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30.24" calcext:value-type="float">
            <text:p>30.24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30.99" calcext:value-type="float">
            <text:p>30.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.79" calcext:value-type="float">
            <text:p>31.79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float" office:value="32.63" calcext:value-type="float">
            <text:p>32.63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33.51" calcext:value-type="float">
            <text:p>33.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.44" calcext:value-type="float">
            <text:p>34.44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35.42" calcext:value-type="float">
            <text:p>35.42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36.46" calcext:value-type="float">
            <text:p>36.46</text:p>
          </table:table-cell>
          <table:table-cell office:value-type="float" office:value="7.77" calcext:value-type="float">
            <text:p>7.77</text:p>
          </table:table-cell>
        </table:table-row>
        <table:table-row table:style-name="ro1">
          <table:table-cell office:value-type="float" office:value="37.57" calcext:value-type="float">
            <text:p>37.57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38.74" calcext:value-type="float">
            <text:p>38.74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float" office:value="39.99" calcext:value-type="float">
            <text:p>39.99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41.33" calcext:value-type="float">
            <text:p>41.33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42.75" calcext:value-type="float">
            <text:p>42.75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44.28" calcext:value-type="float">
            <text:p>44.28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45.92" calcext:value-type="float">
            <text:p>45.9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7.68" calcext:value-type="float">
            <text:p>47.68</text:p>
          </table:table-cell>
          <table:table-cell office:value-type="float" office:value="0.914" calcext:value-type="float">
            <text:p>0.914</text:p>
          </table:table-cell>
        </table:table-row>
        <table:table-row table:style-name="ro1">
          <table:table-cell office:value-type="float" office:value="49.59" calcext:value-type="float">
            <text:p>49.59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float" office:value="51.66" calcext:value-type="float">
            <text:p>51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56.35" calcext:value-type="float">
            <text:p>56.35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59.04" calcext:value-type="float">
            <text:p>59.04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61.99" calcext:value-type="float">
            <text:p>61.99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65.25" calcext:value-type="float">
            <text:p>65.25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68.88" calcext:value-type="float">
            <text:p>68.88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72.93" calcext:value-type="float">
            <text:p>72.93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77.49" calcext:value-type="float">
            <text:p>77.49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82.65" calcext:value-type="float">
            <text:p>82.65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8.46" calcext:value-type="float">
            <text:p>88.46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95.37" calcext:value-type="float">
            <text:p>95.37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30.5" calcext:value-type="float">
            <text:p>130.5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37.8" calcext:value-type="float">
            <text:p>137.8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float" office:value="145.9" calcext:value-type="float">
            <text:p>145.9</text:p>
          </table:table-cell>
          <table:table-cell office:value-type="float" office:value="0.923" calcext:value-type="float">
            <text:p>0.92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856" calcext:value-type="float">
            <text:p>0.856</text:p>
          </table:table-cell>
        </table:table-row>
        <table:table-row table:style-name="ro1">
          <table:table-cell office:value-type="float" office:value="165.3" calcext:value-type="float">
            <text:p>165.3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float" office:value="177.1" calcext:value-type="float">
            <text:p>177.1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 office:value-type="float" office:value="190.7" calcext:value-type="float">
            <text:p>190.7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206.6" calcext:value-type="float">
            <text:p>206.6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float" office:value="225.4" calcext:value-type="float">
            <text:p>225.4</text:p>
          </table:table-cell>
          <table:table-cell office:value-type="float" office:value="0.461" calcext:value-type="float">
            <text:p>0.46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391" calcext:value-type="float">
            <text:p>0.39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.66" calcext:value-type="float">
            <text:p>4.66</text:p>
          </table:table-cell>
        </table:table-row>
        <table:table-row table:style-name="ro1">
          <table:table-cell office:value-type="float" office:value="258.3" calcext:value-type="float">
            <text:p>258.3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269.5" calcext:value-type="float">
            <text:p>269.5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281.8" calcext:value-type="float">
            <text:p>281.8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295.2" calcext:value-type="float">
            <text:p>295.2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326.3" calcext:value-type="float">
            <text:p>326.3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344.4" calcext:value-type="float">
            <text:p>344.4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364.7" calcext:value-type="float">
            <text:p>364.7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384.4" calcext:value-type="float">
            <text:p>384.4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413.3" calcext:value-type="float">
            <text:p>413.3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442.8" calcext:value-type="float">
            <text:p>442.8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476.9" calcext:value-type="float">
            <text:p>476.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16.6" calcext:value-type="float">
            <text:p>516.6</text:p>
          </table:table-cell>
          <table:table-cell office:value-type="float" office:value="0.836" calcext:value-type="float">
            <text:p>0.836</text:p>
          </table:table-cell>
        </table:table-row>
        <table:table-row table:style-name="ro1">
          <table:table-cell office:value-type="float" office:value="563.6" calcext:value-type="float">
            <text:p>563.6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 office:value-type="float" office:value="619.9" calcext:value-type="float">
            <text:p>619.9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float" office:value="652.5" calcext:value-type="float">
            <text:p>652.5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1">
          <table:table-cell office:value-type="float" office:value="688.8" calcext:value-type="float">
            <text:p>688.8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float" office:value="729.3" calcext:value-type="float">
            <text:p>729.3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float" office:value="774.9" calcext:value-type="float">
            <text:p>774.9</text:p>
          </table:table-cell>
          <table:table-cell office:value-type="float" office:value="0.324" calcext:value-type="float">
            <text:p>0.324</text:p>
          </table:table-cell>
        </table:table-row>
        <table:table-row table:style-name="ro1">
          <table:table-cell office:value-type="float" office:value="826.5" calcext:value-type="float">
            <text:p>826.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885.6" calcext:value-type="float">
            <text:p>885.6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float" office:value="953.7" calcext:value-type="float">
            <text:p>953.7</text:p>
          </table:table-cell>
          <table:table-cell office:value-type="float" office:value="0.199" calcext:value-type="float">
            <text:p>0.199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.0955" calcext:value-type="float">
            <text:p>0.0955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0.0842" calcext:value-type="float">
            <text:p>0.0842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0.0736" calcext:value-type="float">
            <text:p>0.0736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0639" calcext:value-type="float">
            <text:p>0.0639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0.0549" calcext:value-type="float">
            <text:p>0.0549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0.0467" calcext:value-type="float">
            <text:p>0.0467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0.0393" calcext:value-type="float">
            <text:p>0.0393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0.0266" calcext:value-type="float">
            <text:p>0.0266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0126" calcext:value-type="float">
            <text:p>0.0126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0.0117" calcext:value-type="float">
            <text:p>0.0117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0.0959" calcext:value-type="float">
            <text:p>0.0959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float" office:value="0.0706" calcext:value-type="float">
            <text:p>0.0706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float" office:value="0.0598" calcext:value-type="float">
            <text:p>0.0598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0.0501" calcext:value-type="float">
            <text:p>0.0501</text:p>
          </table:table-cell>
        </table:table-row>
        <table:table-row table:style-name="ro1">
          <table:table-cell office:value-type="float" office:value="4428" calcext:value-type="float">
            <text:p>4428</text:p>
          </table:table-cell>
          <table:table-cell office:value-type="float" office:value="0.0414" calcext:value-type="float">
            <text:p>0.0414</text:p>
          </table:table-cell>
        </table:table-row>
        <table:table-row table:style-name="ro1">
          <table:table-cell office:value-type="float" office:value="4768" calcext:value-type="float">
            <text:p>4768</text:p>
          </table:table-cell>
          <table:table-cell office:value-type="float" office:value="0.0338" calcext:value-type="float">
            <text:p>0.0338</text:p>
          </table:table-cell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float" office:value="0.0271" calcext:value-type="float">
            <text:p>0.0271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 office:value-type="float" office:value="6199" calcext:value-type="float">
            <text:p>6199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float" office:value="6888" calcext:value-type="float">
            <text:p>6888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1">
          <table:table-cell office:value-type="float" office:value="7749" calcext:value-type="float">
            <text:p>7749</text:p>
          </table:table-cell>
          <table:table-cell office:value-type="float" office:value="0.00889" calcext:value-type="float">
            <text:p>0.00889</text:p>
          </table:table-cell>
        </table:table-row>
        <table:table-row table:style-name="ro1">
          <table:table-cell office:value-type="float" office:value="8856" calcext:value-type="float">
            <text:p>8856</text:p>
          </table:table-cell>
          <table:table-cell office:value-type="float" office:value="0.00616" calcext:value-type="float">
            <text:p>0.00616</text:p>
          </table:table-cell>
        </table:table-row>
        <table:table-row table:style-name="ro1">
          <table:table-cell office:value-type="float" office:value="10330" calcext:value-type="float">
            <text:p>10330</text:p>
          </table:table-cell>
          <table:table-cell office:value-type="float" office:value="0.00403" calcext:value-type="float">
            <text:p>0.00403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0.00244" calcext:value-type="float">
            <text:p>0.00244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0.00132" calcext:value-type="float">
            <text:p>0.00132</text:p>
          </table:table-cell>
        </table:table-row>
        <table:table-row table:style-name="ro1">
          <table:table-cell office:value-type="float" office:value="20660" calcext:value-type="float">
            <text:p>20660</text:p>
          </table:table-cell>
          <table:table-cell office:value-type="float" office:value="0.000599" calcext:value-type="float">
            <text:p>0.000599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000196" calcext:value-type="float">
            <text:p>0.000196</text:p>
          </table:table-cell>
        </table:table-row>
        <table:table-row table:style-name="ro1">
          <table:table-cell office:value-type="float" office:value="61990" calcext:value-type="float">
            <text:p>61990</text:p>
          </table:table-cell>
          <table:table-cell office:value-type="float" office:value="0.000029" calcext:value-type="float">
            <text:p>0.000029</text:p>
          </table:table-cell>
        </table:table-row>
      </table:table>
      <table:named-expressions/>
      <table:database-ranges>
        <table:database-range table:name="__Anonymous_Sheet_DB__0" table:target-range-address="Sheet1.A1:Sheet1.B7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9:05:24.295072813</meta:creation-date>
    <dc:date>2017-05-01T19:53:34.903016558</dc:date>
    <meta:editing-duration>PT17M39S</meta:editing-duration>
    <meta:editing-cycles>3</meta:editing-cycles>
    <meta:generator>LibreOffice/4.3.7.2$Linux_X86_64 LibreOffice_project/430$Build-2</meta:generator>
    <meta:document-statistic meta:table-count="1" meta:cell-count="270" meta:object-count="0"/>
  </office:meta>
</office:document-meta>
</file>